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Arial, Helvetica, sans-serif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break-before="page"/>
    </style:style>
    <style:style style:name="T1" style:family="text">
      <style:text-properties style:font-name="Times New Roman1" fo:font-size="11pt"/>
    </style:style>
    <style:style style:name="T2" style:family="text">
      <style:text-properties style:font-name="Times New Roman1" fo:font-size="11pt" fo:font-weight="bold"/>
    </style:style>
    <style:style style:name="T3" style:family="text">
      <style:text-properties style:font-name="Times New Roman1" fo:font-size="11pt" fo:font-style="italic"/>
    </style:style>
    <style:style style:name="T4" style:family="text">
      <style:text-properties fo:font-variant="normal" fo:text-transform="none" fo:color="#0000ff" style:font-name="Tahoma" fo:font-size="14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800080" style:font-name="Tahoma" fo:font-size="14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0" style:font-name="Tahoma" fo:font-size="14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style:font-name="Tahoma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Tahoma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κφραστικά μέσα:</text:p>
      <text:p text:style-name="P2"><text:span text:style-name="T2">1) Επίθετα: </text:span><text:span text:style-name="T3">κρύο τσουχτερό, ο καιρός ήταν μουντός, το σοκάκι ήταν στενό, το σκούρο σύννεφο, χαρούμενη φωνή, Το πρόσωπο του ήταν ροδοκόκκινο κι όμορφο, καλύτερη απάντηση πρόχειρη </text:span><text:span text:style-name="T1">κ.ά.</text:span></text:p>
      <text:p text:style-name="P1">2) Εικόνες:</text:p>
      <text:p text:style-name="P2"><text:span text:style-name="T1">α) ηχητικές: </text:span><text:span text:style-name="T3">Άκουγε τον κόσμο που πήγαινε ... για να ζεσταθούν, η φύση ανάσαινε εκεί.</text:span></text:p>
      <text:p text:style-name="P2"><text:span text:style-name="T1">β) οπτικές: </text:span><text:span text:style-name="T3">Ο καιρός ήταν μουντός... βαριά ατμόσφαιρα, Η ομίχλη ξεχυνόταν και τρύπωνε... αχνοφαίνονταν, Ο Σκρουτζ είχε αναμμένη... ένα μόνο κάρβουνο, Το πρόσωπο του ... άχνιζε και πάλι.</text:span></text:p>
      <text:p text:style-name="P2"><text:span text:style-name="T2">3) Μεταφορά: </text:span><text:span text:style-name="T3">θα τον έβαζα να βράσει μέσα στην ίδια του την πουτίγκα, βαριά ατμόσφαιρα, η φύση ανάσαινε, τα μάτια του σπίθιζαν.</text:span></text:p>
      <text:p text:style-name="P2"><text:span text:style-name="T2">4) Προσω­ποποιήσεις: </text:span><text:span text:style-name="T3">η φύση ... σκαρφιζόταν κάτι τρομερό, Μια εποχή όλο καλοσύνη και συμπόνια.</text:span></text:p>
      <text:p text:style-name="P2"><text:span text:style-name="T2">5) Παρομοιώσεις: </text:span><text:span text:style-name="T3">καμαράκι σαν κουτί, σαν μια άλλη ράτσα.</text:span></text:p>
      <text:p text:style-name="P2"><text:span text:style-name="T2">6) Συνεκδοχή: </text:span><text:span text:style-name="T3">κομματάκι χρυσό ή ασήμι </text:span><text:span text:style-name="T1">(η ύλη αντί για το κατασκευαζόμενο απ' αυτήν νόμισμα).</text:span></text:p>
      <text:p text:style-name="Standard"/>
      <text:p text:style-name="P4"><text:span text:style-name="Strong_20_Emphasis"><text:span text:style-name="T4">ΕΚΦΡΑΣΤΙΚΑ ΜΕΣΑ</text:span></text:span></text:p>
      <text:p text:style-name="P3"><text:span text:style-name="Strong_20_Emphasis"><text:span text:style-name="T5">ΔΙΑΛΟΓΟΣ</text:span></text:span><text:span text:style-name="Strong_20_Emphasis"><text:span text:style-name="T6"> </text:span></text:span><text:span text:style-name="Strong_20_Emphasis"><text:span text:style-name="T7">: Τα πρόσωπα συνομιλούν και ο στόχος του είναι η ζωντάνια και η αμεσότητα.</text:span></text:span><text:span text:style-name="T8"><text:line-break/></text:span><text:span text:style-name="Strong_20_Emphasis"><text:span text:style-name="T5">ΑΝΑΦΩΝΗΣΗ</text:span></text:span><text:span text:style-name="Strong_20_Emphasis"><text:span text:style-name="T7">: Είναι η επιφωνηματική λέξη ή φράση που στόχο έχει να δηλώσει τα συναισθήματα του προσώπου που μιλά. Η αναφώνηση αισθητοποιεί τα συναισθήματα.</text:span></text:span><text:span text:style-name="T8"><text:line-break/></text:span><text:span text:style-name="Strong_20_Emphasis"><text:span text:style-name="T5">ΕΙΡΩΝΕΙΑ</text:span></text:span><text:span text:style-name="Strong_20_Emphasis"><text:span text:style-name="T7"> : Είναι το λεκτικό σχήμα που χρησιμοποιείται για να αποδοθεί ένα νόημα διαφορετικό ή αντίθετο από αυτό που ισχύει στην πραγματικότητα. Συνήθως με την ειρωνεία δηλώνεται υποτίμηση ή αποδοκιμασία.</text:span></text:span><text:span text:style-name="T8"><text:line-break/></text:span><text:span text:style-name="Strong_20_Emphasis"><text:span text:style-name="T5">ΥΠΕΡΒΟΛΗ</text:span></text:span><text:span text:style-name="Strong_20_Emphasis"><text:span text:style-name="T7"> : Πρόκειται για λέξεις ή φράσεις με τις οποίες μεγεθύνεται ένα χαρακτηριστικό, μία ιδιότητα, μία ενέργεια, μία κατάσταση σε επίπεδα εξωπραγματικά. Δίνεται για έμφαση.</text:span></text:span><text:span text:style-name="T8"><text:line-break/></text:span><text:span text:style-name="Strong_20_Emphasis"><text:span text:style-name="T5">ΕΠΑΝΑΦΟΡΑ</text:span></text:span><text:span text:style-name="Strong_20_Emphasis"><text:span text:style-name="T7"> :Είναι το σχήμα λόγου στο οποίο δύο ή περισσότερες προτάσεις αρχίζουν με την ίδια λέξη. Δίνεται για λόγους έμφασης.</text:span></text:span><text:span text:style-name="T8"><text:line-break/></text:span><text:span text:style-name="Strong_20_Emphasis"><text:span text:style-name="T5">ΕΠΑΝΑΛΗΨΗ</text:span></text:span><text:span text:style-name="Strong_20_Emphasis"><text:span text:style-name="T7"> : Είναι το σχήμα λόγου στο οποίο μία έννοια εμφανίζεται δύο (ή περισσότερες) φορές είτε αυτούσια είτε λίγο διαφοροποιημένη. Δίνεται για λόγους έμφασης.</text:span></text:span><text:span text:style-name="T8"><text:line-break/></text:span><text:span text:style-name="Strong_20_Emphasis"><text:span text:style-name="T5">ΕΜΦΑΣΗ</text:span></text:span><text:span text:style-name="Strong_20_Emphasis"><text:span text:style-name="T7"> : Σε αυτό το σχήμα του λόγου ένα στοιχείο τονίζεται πολύ, ώστε ο αναγνώστης νατο προσέξει με κάθε τρόπο.</text:span></text:span><text:span text:style-name="T8"><text:line-break/></text:span><text:span text:style-name="Strong_20_Emphasis"><text:span text:style-name="T5">ΜΕΤΑΦΟΡΑ </text:span></text:span><text:span text:style-name="Strong_20_Emphasis"><text:span text:style-name="T7">: Μεταφορά έχουμε όταν μία ιδιότητα ενός προσώπου, ζώου ή πράγματος, αφηρημένης έννοιας αποδίδεται σε κάποιο άλλο (πρόσωπο, ζώο, πράγμα αφηρημένη έννοια). Οι μεταφορές δίνουν ζωντάνια.</text:span></text:span><text:span text:style-name="T8"><text:line-break/></text:span><text:span text:style-name="Strong_20_Emphasis"><text:span text:style-name="T5">ΠΑΡΟΜΟΙΩΣΗ</text:span></text:span><text:span text:style-name="Strong_20_Emphasis"><text:span text:style-name="T7"> : Παρομοίωση έχουμε όταν παρουσιάζουμε ένα πρόσωπο, ζώο ή πράγμα όμοιο με κάποιο άλλο ως προς μια ιδιότητα. Η παρομοίωση εκφέρεται με τις σαν, καθώς, όπως, σαν να, θαρρείς, λες κ.ά. Το κείμενο δονείται από ένταση.</text:span></text:span><text:span text:style-name="T8"><text:line-break/></text:span><text:span text:style-name="Strong_20_Emphasis"><text:span text:style-name="T5">ΠΡΟΣΩΠΟΠΟΙΗΣΗ</text:span></text:span><text:span text:style-name="Strong_20_Emphasis"><text:span text:style-name="T7"> : Είναι η απόδοση ανθρώπινων ιδιοτήτων σε άψυχα αντικείμενα ή αφηρημένες έννοιες (π.χ. ζώα, φυτά, πράγματα). Το κείμενο δονείται από ένταση.</text:span></text:span><text:span text:style-name="T8"><text:line-break/></text:span><text:span text:style-name="Strong_20_Emphasis"><text:span text:style-name="T5">ΑΝΑΔΙΠΛΩΣΗ</text:span></text:span><text:span text:style-name="Strong_20_Emphasis"><text:span text:style-name="T7"> : Αναδίπλωση υπάρχει όταν η τελευταία λέξη ή φράση μιας πρότασης επαναλαμβάνεται στην αρχή της επόμενης.</text:span></text:span><text:span text:style-name="T8"><text:line-break/></text:span><text:span text:style-name="Strong_20_Emphasis"><text:span text:style-name="T5">ΑΠΟΣΙΩΠΗΣΗ</text:span></text:span><text:span text:style-name="Strong_20_Emphasis"><text:span text:style-name="T7"> : Αποσιώπηση υπάρχει όταν ο λόγος σταματά επειδή ο ομιλητής δεν θέλει να συνεχίσει (είτε από άγνοια είτε από συγκίνηση είτε για έμφαση) και τη θέση του παίρνουν αποσιωπητικά.</text:span></text:span><text:span text:style-name="T8"><text:line-break/></text:span><text:soft-page-break/><text:span text:style-name="Strong_20_Emphasis"><text:span text:style-name="T5">ΕΥΦΗΜΙΣΜΟΣ</text:span></text:span><text:span text:style-name="Strong_20_Emphasis"><text:span text:style-name="T7">: Ο ευφημισμός είναι ο έπαινος, το εγκώμιο αλλά και η ονομασία κάποιου δυσάρεστου όρου ή γεγονότος με επαινετική λέξη. Δηλαδή στον ευφημισμό συνήθως χρησιμοποιούμε μια λέξη ή μια έκφραση στη θέση μιας άλλης, επειδή θεωρείται λιγότερο αρνητική, δυσοίωνη , επιθετική ή χυδαία από αυτήν που αντικαθιστά. Είναι ένα από τα είδη «διπλής γλώσσας». Η χρήση των ευφημισμών εντάσσεται στο πλαίσιο της πολιτικής ορθότητας στη χρήση της γλώσσας σε διάφορα περιβάλλοντα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Arial, Helvetica, sans-serif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3:24:41.125980523</meta:creation-date>
    <dc:date>2020-06-12T13:27:56.050217616</dc:date>
    <meta:editing-duration>PT3M16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3" meta:paragraph-count="11" meta:word-count="498" meta:character-count="3222" meta:non-whitespace-character-count="2735"/>
  </office:meta>
</office:document-meta>
</file>